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MathJax_Caligraphic" svg:font-family="MathJax_Caligraphic" style:font-pitch="variable"/>
    <style:font-face style:name="MathJax_Caligraphic1" svg:font-family="MathJax_Caligraphic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CJK SC2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Double_20_Dash" svg:stroke-color="#5983b0" draw:textarea-horizontal-align="justify" draw:textarea-vertical-align="middle" draw:auto-grow-height="false" fo:min-height="3.188cm" fo:min-width="7.383cm"/>
    </style:style>
    <style:style style:name="gr2" style:family="graphic" style:parent-style-name="standard">
      <style:graphic-properties draw:stroke="dash" draw:stroke-dash="Double_20_Dash" svg:stroke-color="#00a933" draw:textarea-horizontal-align="justify" draw:textarea-vertical-align="middle" draw:auto-grow-height="false" fo:min-height="3.188cm" fo:min-width="6.748cm"/>
    </style:style>
    <style:style style:name="gr3" style:family="graphic" style:parent-style-name="standard">
      <style:graphic-properties draw:textarea-horizontal-align="justify" draw:textarea-vertical-align="middle" draw:auto-grow-height="false" fo:min-height="1.469cm" fo:min-width="1.219cm"/>
      <style:paragraph-properties style:writing-mode="lr-tb"/>
    </style:style>
    <style:style style:name="gr4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472cm" fo:min-width="0cm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/>
    </style:style>
    <style:style style:name="gr6" style:family="graphic" style:parent-style-name="standard">
      <style:graphic-properties draw:textarea-horizontal-align="justify" draw:textarea-vertical-align="middle" draw:auto-grow-height="false" fo:min-height="1.469cm" fo:min-width="1.854cm"/>
      <style:paragraph-properties style:writing-mode="lr-tb"/>
    </style:style>
    <style:style style:name="gr7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239cm" fo:min-width="0cm"/>
      <style:paragraph-properties style:writing-mode="lr-tb"/>
    </style:style>
    <style:style style:name="gr8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276cm" fo:min-width="0cm"/>
      <style:paragraph-properties style:writing-mode="lr-tb"/>
    </style:style>
    <style:style style:name="gr9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319cm" fo:min-width="0cm"/>
      <style:paragraph-properties style:writing-mode="lr-tb"/>
    </style:style>
    <style:style style:name="gr10" style:family="graphic" style:parent-style-name="objectwithoutfill">
      <style:graphic-properties draw:marker-end="Arrowheads_20_3" draw:marker-end-width="0.3cm" draw:fill="none"/>
    </style:style>
    <style:style style:name="gr11" style:family="graphic" style:parent-style-name="objectwithoutfill">
      <style:graphic-properties draw:stroke="dash" draw:stroke-dash="Double_20_Dash" draw:fill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18pt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T3" style:family="text">
      <style:text-properties style:text-position="-8% 58%" style:font-name="Liberation Sans2" fo:font-size="10pt" style:font-name-asian="Liberation Sans2" style:font-size-asian="10pt" style:font-name-complex="Liberation Sans2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255cm" svg:height="3.81cm" svg:x="10.16cm" svg:y="5.0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62cm" svg:height="3.81cm" svg:x="1.905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" draw:id="id1" draw:layer="layout" svg:width="1.905cm" svg:height="1.905cm" svg:x="7.62cm" svg:y="1.27cm">
          <text:p text:style-name="P2"><text:span text:style-name="T1">current</text:span></text:p>
          <text:p text:style-name="P2"><text:span text:style-name="T1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.905cm" svg:height="0.722cm" svg:x="9.525cm" svg:y="1.5cm">
          <draw:text-box>
            <text:p text:style-name="P1"><text:span text:style-name="T2">π</text:span><text:span text:style-name="T3">1</text:span></text:p>
          </draw:text-box>
        </draw:frame>
        <draw:custom-shape draw:style-name="gr3" draw:text-style-name="P4" xml:id="id2" draw:id="id2" draw:layer="layout" svg:width="1.905cm" svg:height="1.905cm" svg:x="11.43cm" svg:y="1.27cm">
          <text:p text:style-name="P4"><text:span text:style-name="T4">next</text:span></text:p>
          <text:p text:style-name="P4"><text:span text:style-name="T4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9.525cm" svg:y1="2.222cm" svg:x2="11.43cm" svg:y2="2.222cm" draw:start-shape="id1" draw:start-glue-point="1" draw:end-shape="id2" draw:end-glue-point="3" svg:d="M9525 2222h1905" svg:viewBox="0 0 1906 1">
          <text:p/>
        </draw:connector>
        <draw:frame draw:style-name="gr4" draw:text-style-name="P3" draw:layer="layout" svg:width="1.905cm" svg:height="0.722cm" svg:x="13.335cm" svg:y="1.5cm">
          <draw:text-box>
            <text:p text:style-name="P1"><text:span text:style-name="T2">π</text:span><text:span text:style-name="T3">2</text:span></text:p>
          </draw:text-box>
        </draw:frame>
        <draw:connector draw:style-name="gr5" draw:text-style-name="P5" draw:layer="layout" draw:type="line" svg:x1="13.335cm" svg:y1="2.222cm" svg:x2="15.24cm" svg:y2="2.222cm" svg:d="M13335 2222h1905" svg:viewBox="0 0 1906 1">
          <text:p/>
        </draw:connector>
        <draw:custom-shape draw:style-name="gr3" draw:text-style-name="P4" draw:layer="layout" svg:width="1.905cm" svg:height="1.905cm" svg:x="15.24cm" svg:y="1.27cm">
          <text:p text:style-name="P4"><text:span text:style-name="T4">verifi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3" draw:id="id3" draw:layer="layout" svg:width="2.54cm" svg:height="1.905cm" svg:x="2.54cm" svg:y="5.715cm">
          <text:p text:style-name="P2"><text:span text:style-name="T1">pil2cir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1.905cm" svg:height="0.489cm" svg:x="5.08cm" svg:y="6.177cm">
          <draw:text-box>
            <text:p text:style-name="P6"><text:span text:style-name="T5">next.circom</text:span></text:p>
          </draw:text-box>
        </draw:frame>
        <draw:custom-shape draw:style-name="gr3" draw:text-style-name="P4" xml:id="id4" draw:id="id4" draw:layer="layout" svg:width="1.905cm" svg:height="1.905cm" svg:x="6.985cm" svg:y="5.715cm">
          <text:p text:style-name="P4"><text:span text:style-name="T4">Circom</text:span></text:p>
          <text:p text:style-name="P4"><text:span text:style-name="T4">+</text:span></text:p>
          <text:p text:style-name="P4"><text:span text:style-name="T4">snarkj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5.08cm" svg:y1="6.667cm" svg:x2="6.985cm" svg:y2="6.667cm" draw:start-shape="id3" draw:start-glue-point="1" draw:end-shape="id4" draw:end-glue-point="3" svg:d="M5080 6667h1905" svg:viewBox="0 0 1906 1">
          <text:p/>
        </draw:connector>
        <draw:frame draw:style-name="gr8" draw:text-style-name="P3" draw:layer="layout" svg:width="1.905cm" svg:height="0.526cm" svg:x="8.89cm" svg:y="6.16cm">
          <draw:text-box>
            <text:p text:style-name="P6"><text:span text:style-name="T6">next.wtns</text:span></text:p>
          </draw:text-box>
        </draw:frame>
        <draw:connector draw:style-name="gr5" draw:text-style-name="P5" draw:layer="layout" draw:type="line" svg:x1="8.89cm" svg:y1="6.667cm" svg:x2="10.795cm" svg:y2="6.667cm" svg:d="M8890 6667h1905" svg:viewBox="0 0 1906 1">
          <text:p/>
        </draw:connector>
        <draw:custom-shape draw:style-name="gr6" draw:text-style-name="P4" draw:layer="layout" svg:width="2.54cm" svg:height="1.905cm" svg:x="10.795cm" svg:y="5.715cm">
          <text:p text:style-name="P4"><text:span text:style-name="T4">circom2p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3" draw:layer="layout" svg:width="1.905cm" svg:height="0.569cm" svg:x="13.335cm" svg:y="6.139cm">
          <draw:text-box>
            <text:p text:style-name="P6"><text:span text:style-name="T7">next.pil</text:span></text:p>
          </draw:text-box>
        </draw:frame>
        <draw:connector draw:style-name="gr5" draw:text-style-name="P5" draw:layer="layout" draw:type="line" svg:x1="13.335cm" svg:y1="6.667cm" svg:x2="15.24cm" svg:y2="6.667cm" svg:d="M13335 6667h1905" svg:viewBox="0 0 1906 1">
          <text:p/>
        </draw:connector>
        <draw:custom-shape draw:style-name="gr6" draw:text-style-name="P4" draw:layer="layout" svg:width="2.54cm" svg:height="1.905cm" svg:x="19.685cm" svg:y="5.715cm">
          <text:p text:style-name="P4"><text:span text:style-name="T4">pil-sta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.27cm" svg:height="0.722cm" svg:x="1.27cm" svg:y="5.945cm">
          <draw:text-box>
            <text:p text:style-name="P7"><text:span text:style-name="T2">π</text:span><text:span text:style-name="T3">1</text:span></text:p>
          </draw:text-box>
        </draw:frame>
        <draw:frame draw:style-name="gr4" draw:text-style-name="P3" draw:layer="layout" svg:width="1.27cm" svg:height="0.722cm" svg:x="22.225cm" svg:y="5.945cm">
          <draw:text-box>
            <text:p text:style-name="P7"><text:span text:style-name="T2">π</text:span><text:span text:style-name="T3">2</text:span></text:p>
          </draw:text-box>
        </draw:frame>
        <draw:line draw:style-name="gr10" draw:text-style-name="P5" draw:layer="layout" svg:x1="1.27cm" svg:y1="6.667cm" svg:x2="2.54cm" svg:y2="6.667cm">
          <text:p/>
        </draw:line>
        <draw:line draw:style-name="gr10" draw:text-style-name="P5" draw:layer="layout" svg:x1="22.225cm" svg:y1="6.667cm" svg:x2="23.495cm" svg:y2="6.667cm">
          <text:p/>
        </draw:line>
        <draw:line draw:style-name="gr11" draw:text-style-name="P5" draw:layer="layout" svg:x1="11.43cm" svg:y1="3.175cm" svg:x2="5.08cm" svg:y2="5.715cm">
          <text:p/>
        </draw:line>
        <draw:line draw:style-name="gr11" draw:text-style-name="P5" draw:layer="layout" svg:x1="13.335cm" svg:y1="3.175cm" svg:x2="20.32cm" svg:y2="5.715cm">
          <text:p/>
        </draw:line>
        <draw:custom-shape draw:style-name="gr6" draw:text-style-name="P4" draw:layer="layout" svg:width="2.54cm" svg:height="1.905cm" svg:x="15.24cm" svg:y="5.715cm">
          <text:p text:style-name="P4"><text:span text:style-name="T4">PIL </text:span><text:span text:style-name="T8">setup</text:span></text:p>
          <text:p text:style-name="P4"><text:span text:style-name="T4">+</text:span></text:p>
          <text:p text:style-name="P4"><text:span text:style-name="T4">PIL </text:span><text:span text:style-name="T8">execu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3" draw:layer="layout" svg:width="1.905cm" svg:height="0.569cm" svg:x="17.78cm" svg:y="6.139cm">
          <draw:text-box>
            <text:p text:style-name="P6"><text:span text:style-name="T6">next.commit</text:span></text:p>
          </draw:text-box>
        </draw:frame>
        <draw:connector draw:style-name="gr5" draw:text-style-name="P5" draw:layer="layout" draw:type="line" svg:x1="17.78cm" svg:y1="6.667cm" svg:x2="19.685cm" svg:y2="6.667cm" svg:d="M17780 6667h1905" svg:viewBox="0 0 1906 1">
          <text:p/>
        </draw:connector>
        <draw:frame draw:style-name="gr12" draw:text-style-name="P8" draw:layer="layout" svg:width="1.522cm" svg:height="0.962cm" svg:x="8.003cm" svg:y="7.928cm">
          <draw:text-box>
            <text:p>p2c</text:p>
          </draw:text-box>
        </draw:frame>
        <draw:frame draw:style-name="gr13" draw:text-style-name="P8" draw:layer="layout" svg:width="1.522cm" svg:height="0.962cm" svg:x="16.893cm" svg:y="7.928cm">
          <draw:text-box>
            <text:p>c2p</text:p>
          </draw:text-box>
        </draw:fram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MathJax_Caligraphic" svg:font-family="MathJax_Caligraphic" style:font-pitch="variable"/>
    <style:font-face style:name="MathJax_Caligraphic1" svg:font-family="MathJax_Caligraphic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CJK SC2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5cm" svg:stroke-color="#000000" draw:marker-start-width="0.229cm" draw:marker-start-center="false" draw:marker-end-width="0.229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3T08:54:41.267566637</meta:creation-date>
    <dc:title>Personal</dc:title>
    <meta:editing-duration>PT59M52S</meta:editing-duration>
    <meta:editing-cycles>15</meta:editing-cycles>
    <meta:generator>LibreOffice/7.3.7.2$Linux_X86_64 LibreOffice_project/30$Build-2</meta:generator>
    <dc:date>2023-01-13T08:53:22.433754434</dc:date>
    <meta:document-statistic meta:object-count="53"/>
  </office:meta>
</office:document-meta>
</file>